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1618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478in" fo:break-before="auto" style:use-optimal-row-height="true"/>
    </style:style>
    <style:style style:name="ro5" style:family="table-row">
      <style:table-row-properties style:row-height="0.6217in" fo:break-before="auto" style:use-optimal-row-height="true"/>
    </style:style>
    <style:style style:name="ro6" style:family="table-row">
      <style:table-row-properties style:row-height="0.3189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2173in" fo:break-before="auto" style:use-optimal-row-height="true"/>
    </style:style>
    <style:style style:name="ro9"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6">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6">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7">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7">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7">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9">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8">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9">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9">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9">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9">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9">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9">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9">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7">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1">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 It raises the Pokémon's Happin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 Increases Pokémon's Happin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 Increases Pokémon's Happiness. As of Pokémon Sun &amp; Moon, it boosts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 Increases Pokémon's Happiness. As of Pokémon Sun &amp; Moon, it boosts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 Increases Pokémon's Happiness. As of Pokémon Sun &amp; Moon, it boosts by 2 stages As of Pokémon X &amp; Y it was renamed to X Sp. At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 Increases Pokémon's Happiness. As of Pokémon Sun &amp; Moon, it boosts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 Increases Pokémon's Happiness. As of Pokémon Sun &amp; Moon, it boosts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 Increases Pokémon's Happiness. As of Pokémon Sun &amp; Moon, it boosts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attle Effect</text:p>
          </table:table-cell>
          <table:table-cell office:value-type="string" calcext:value-type="string">
            <text:p>null</text:p>
          </table:table-cell>
        </table:table-row>
        <table:table-row table:style-name="ro1">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 Key Item</text:p>
          </table:table-cell>
          <table:table-cell office:value-type="string" calcext:value-type="string">
            <text:p>null</text:p>
          </table:table-cell>
        </table:table-row>
        <table:table-row table:style-name="ro1">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office:value-type="string" calcext:value-type="string">
            <text:p>リーフ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Lileep. This item was a Key Item in Ruby, Sapphire &amp; Emerald but you can obtain many in later games. HeartGold/SoulSilver Lileep Level 20 OT: Yours Trainer Memo: ??? Nature. Date of Obtaining Obtained at Pewter Museum. Met at Level 20 Attacks: Astonish Constrict Acid Ingrain ID No: Yours Hold Item: None Diamond/Pearl/Platinum Lileep Level 20 OT: Yours Trainer Memo: ??? Nature. Date of Obtaining Obtained at Mining Museum. Met at Level 20 Attacks: Astonish Constrict Acid Ingrain ID No: Yours Hold Item: None Ruby/Sapphire/Emerald Lileep Level 20 OT: Yours Trainer Memo: ??? Nature. Date of Obtaining Met at Level 20, Rustboro City Attacks: Astonish Constrict Acid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Anorith. This item was a Key Item in Ruby, Sapphire &amp; Emerald but you can obtain many in later games. HeartGold/SoulSilver Anorith Level 20 OT: Yours Trainer Memo: ??? Nature. Date of Obtaining Obtained at Pewter Museum. Met at Level 20 Attacks: Harden Mud Sport Water Gun Metal Claw ID No: Yours Hold Item: None Diamond/Pearl/Platinum Anorith Level 20 OT: Yours Trainer Memo: ??? Nature. Date of Obtaining Obtained at Mining Museum. Met at Level 20 Attacks: Harden Mud Sport Water Gun Metal Claw ID No: Yours Hold Item: None Ruby/Sapphire/Emerald Anorith Level 20 OT: Yours Trainer Memo: ??? Nature. Date of Obtaining Met at Level 20, Rustboro City Attacks: Scratch Harden Mud Sport Water Gu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Omanyte. This item was a Key Item in FireRed &amp; LeafGreen but you can obtain many in later games. HeartGold/SoulSilver Omanyte Level 20 OT: Yours Trainer Memo: ??? Nature. Date of Obtaining Obtained at Pewter Museum. Met at Level 20 Attacks: Bite Water Gun Rollout Leer ID No: Yours Hold Item: None Diamond/Pearl/Platinum Omanyte Level 20 OT: Yours Trainer Memo: ??? Nature. Date of Obtaining Obtained at Mining Museum. Met at Level 20 Attacks: Bite Water Gun Rollout Leer ID No: Yours Hold Item: None FireRed/LeafGreen Omanyte Level 5 OT: Yours Trainer Memo: ??? Nature. Date of Obtaining Obtained at Cinnabar Island. Met at Level 5 Attacks: Constrict Withdraw ID No: Yours Hold Item: None Red/Green/Blue/Yellow Omanyte Level 30 OT: Yours Attacks: Water Gun Withdraw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Kabuto. This item was a Key Item in FireRed &amp; LeafGreen but you can obtain many in later games. HeartGold/SoulSilver Kabuto Level 20 OT: Yours Trainer Memo: ??? Nature. Date of Obtaining Obtained at Pewter Museum. Met at Level 20 Attacks: Harden Absorb Leer Mud Shot ID No: Yours Hold Item: None Diamond/Pearl/Platinum Kabuto Level 20 OT: Yours Trainer Memo: ??? Nature. Date of Obtaining Obtained at Mining Museum. Met at Level 20 Attacks: Harden Absorb Leer Mud Shot ID No: Yours Hold Item: None FireRed/LeafGreen Kabuto Level 5 OT: Yours Trainer Memo: ??? Nature. Date of Obtaining Obtained at Cinnabar Island. Met at Level 5 Attacks: Scratch Harden ID No: Yours Hold Item: None Red/Green/Blue/Yellow Kabuto Level 30 OT: Yours Attacks: Scratch Harde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Aerodactyl. This item was a Key Item in FireRed &amp; LeafGreen but you can obtain many in later games. HeartGold/SoulSilver Aerodactyl Level 20 OT: Yours Trainer Memo: ??? Nature. Date of Obtaining Obtained at Pewter Museum. Met at Level 20 Attacks: Bite Scary Face Roar Mud Shot ID No: Yours Hold Item: None Diamond/Pearl/Platinum Aerodactyl Level 20 OT: Yours Trainer Memo: ??? Nature. Date of Obtaining Obtained at Mining Museum. Met at Level 20 Attacks: Bite Scary Face Roar Mud Shot ID No: Yours Hold Item: None FireRed/LeafGreen Aerodactyl Level 5 OT: Yours Trainer Memo: ??? Nature. Date of Obtaining Obtained at Cinnabar Island. Met at Level 5 Attacks: Wing Attack ID No: Yours Hold Item: None Red/Green/Blue/Yellow Aerodactyl Level 30 OT: Yours Attacks: Wing Attack Agility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When taken to Oreburgh Museum in Diamond, Pearl &amp; Platinum or Pewter Museum in HeartGold &amp; SoulSilver, this fossil will be revived into the Pokémon Shieldon HeartGold/SoulSilver Shieldon Level 20 OT: Yours Trainer Memo: ??? Nature. Date of Obtaining Obtained at Pewter Museum. Met at Level 20 Attacks: Taunt Metal Sound Take Down Iron Defense ID No: Yours Hold Item: None Diamond/Pearl/Platinum Shieldon Level 20 OT: Yours Trainer Memo: ??? Nature. Date of Obtaining Obtained at Mining Museum. Met at Level 20 Attacks: Taunt Metal Sound Take Down Iron Defens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When taken to Oreburgh Museum in Diamond, Pearl &amp; Platinum or Pewter Museum in HeartGold &amp; SoulSilver, this fossil will be revived into the Pokémon Cranidos HeartGold/SoulSilver Cranidos Level 20 OT: Yours Trainer Memo: ??? Nature. Date of Obtaining Obtained at Pewter Museum. Met at Level 20 Attacks: Focus Energy Pursuit Take Down Scary Face ID No: Yours Hold Item: None Diamond/Pearl/Platinum Cranidos Level 20 OT: Yours Trainer Memo: ??? Nature. Date of Obtaining Obtained at Mining Museum. Met at Level 20 Attacks: Focus Energy Pursuit Take Down Scary Fac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hold item that evolves the following Pokémon when given to the Pokémon to hold and the Pokémon is levelled u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This item is a hold item for Dialga. When Dialga holds it, the power of its Steel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This item is a hold item for Palkia. When Palkia holds it, the power of its Water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1">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ィ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1">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1">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1">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1">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1">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1">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1">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1">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1">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1">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1">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1">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1">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1">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1">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1">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1">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1">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1">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1">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1">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1">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1">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1">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1">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1">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1">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1">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1">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18T22:57:55.221525315</dc:date>
    <meta:editing-duration>PT10H47M16S</meta:editing-duration>
    <meta:editing-cycles>27</meta:editing-cycles>
    <meta:generator>LibreOffice/7.3.7.2$Linux_X86_64 LibreOffice_project/30$Build-2</meta:generator>
    <meta:document-statistic meta:table-count="1" meta:cell-count="7591" meta:object-count="0"/>
  </office:meta>
</office:document-meta>
</file>